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okeGeneratorMessages.errInvokeNoInputMessageForInputOp( String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vokeGeneratorMessages.errPortTypeMismatch( QName iptype , QName pl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vokeGeneratorMessages.errInvokeNoOutputMessageForOutputOp( String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